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Open Sans" officeooo:rsid="000d103e" officeooo:paragraph-rsid="000d103e"/>
    </style:style>
    <style:style style:name="P2" style:family="paragraph" style:parent-style-name="Text_20_body">
      <style:text-properties style:font-name="Open Sans" officeooo:paragraph-rsid="000d103e"/>
    </style:style>
    <style:style style:name="P3" style:family="paragraph" style:parent-style-name="Heading_20_1">
      <style:text-properties style:font-name="Open Sans" fo:font-weight="normal" officeooo:rsid="000d103e" officeooo:paragraph-rsid="000d103e" style:font-weight-asian="normal" style:font-weight-complex="normal"/>
    </style:style>
    <style:style style:name="T1" style:family="text">
      <style:text-properties officeooo:rsid="000d103e"/>
    </style:style>
    <style:style style:name="T2" style:family="text">
      <style:text-properties fo:font-weight="normal" officeooo:rsid="000d103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otivation and background</text:h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Open Sans" officeooo:rsid="000d103e" officeooo:paragraph-rsid="000d10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yan Owens</text:p>
        <text:p text:style-name="MP1">CS456 Project 2 Report</text:p>
        <text:p text:style-name="MP1"><text:date style:data-style-name="N37" text:date-value="2017-10-29T16:24:09.667440354" text:fixed="true">10/29/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09:19.022378205</meta:creation-date>
    <dc:date>2017-10-29T16:46:41.620418221</dc:date>
    <meta:editing-duration>PT11M9S</meta:editing-duration>
    <meta:editing-cycles>1</meta:editing-cycles>
    <meta:generator>LibreOffice/5.4.2.2.0$Linux_X86_64 LibreOffice_project/40m0$Build-2</meta:generator>
    <meta:document-statistic meta:table-count="0" meta:image-count="0" meta:object-count="0" meta:page-count="1" meta:paragraph-count="4" meta:word-count="10" meta:character-count="65" meta:non-whitespace-character-count="59"/>
  </office:meta>
</office:document-meta>
</file>